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fo:margin-left="0in" fo:margin-right="0in" fo:margin-top="0in" fo:margin-bottom="0in" fo:text-indent="0in" style:auto-text-indent="false"/>
      <style:text-properties fo:color="#222222" fo:font-style="italic" style:font-name-asian="Times New Roman1" style:font-style-asian="italic" style:font-name-complex="Times New Roman1" style:font-style-complex="italic"/>
    </style:style>
    <style:style style:name="P3" style:family="paragraph" style:parent-style-name="Standard">
      <style:paragraph-properties fo:margin-left="0in" fo:margin-right="0in" fo:margin-top="0in" fo:margin-bottom="0in" fo:text-indent="0in" style:auto-text-indent="false"/>
      <style:text-properties fo:color="#222222" fo:font-style="normal" style:font-name-asian="Times New Roman1" style:font-style-asian="normal" style:font-name-complex="Times New Roman1" style:font-style-complex="normal"/>
    </style:style>
    <style:style style:name="P4" style:family="paragraph" style:parent-style-name="Standard" style:list-style-name="L2">
      <style:paragraph-properties fo:margin-top="0in" fo:margin-bottom="0in"/>
    </style:style>
    <style:style style:name="T1" style:family="text">
      <style:text-properties fo:color="#222222" fo:font-style="normal" style:font-name-asian="Times New Roman1" style:font-style-asian="normal" style:font-name-complex="Times New Roman1"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4: </text:h>
      <text:p text:style-name="P2">Define the three main philosophies (including their ontologies and epistemologies) that underly GIS and critical GIS. How does critical GIS seek to inform GIS practice and thought, and how successful has it been? What can GIS practitioners of a positivist bent learn from poststructuralist and critical realist perspectives?</text:p>
      <text:p text:style-name="P3"/>
      <text:p text:style-name="Standard"><text:span text:style-name="T1"><text:tab/>Sheppard outlines the 3 main philosophies underlying GIS and critical GIS as positivism, idealism and realism </text:span><text:bookmark-start text:name="ZOTERO_BREF_riehiPo4Yc99"/><text:span text:style-name="T1">(Sheppard 2005</text:span>)<text:bookmark-end text:name="ZOTERO_BREF_riehiPo4Yc99"/>. The poles historically identify themselves most closely with spatial science, radical geography, and humanist geography respectively. However wholesale adoption of those ideas can be considered extremes where the reality that is GIS/critical GIS lies somewhere at the intersection of these 3 philosophies. Meaning that a researcher could approach based primarily in any of those 3 and expect to create their own blend as a balance between sometimes contradictory ideals. </text:p>
      <text:p text:style-name="P3"><text:tab/>Positivism is founded on empirical forms of knowledge where deductive logic based on observation using our senses defines the boundaries of possibilities. The world consists only of those things which can be observed and those observations when analyzed allow us to reach logical conclusion about how the world works. The particular philosophies and methods of positivism are mostly closely associated with the history of science and quantitative methodologies. Objectivism</text:p>
      <text:p text:style-name="P3"><text:tab/>Idealism comes from philosophies which hold that reality comes the human mind defining reality. Idealist approaches often approach from the notion of an ideal or Utopian concept defining a goal in mind. Idealism places …. within interpretive methods of knowledge, where the interpreter is critical to the interpretation. Qualitative interpretations , art? Everything is subjective, and once must define the subjectivity of the researcher to explain the subjective view point of an analysis (interpretation). </text:p>
      <text:p text:style-name="P3"><text:tab/>Realism defines the world as what we can observe indirectly and directly. A primary approach to understanding under realism approaches the world as a collection of power structures that define the relationship between actors, structuralism. Structuralism is necessary to understand human created concepts like capitalism(economics), politics, </text:p>
      <text:p text:style-name="P3"/>
      <text:list xml:id="list1822633256" text:style-name="L2">
        <text:list-item>
          <text:p text:style-name="P4">Definitions</text:p>
          <text:list>
            <text:list-item>
              <text:p text:style-name="P4">Positivism ontology with <text:s/>empircist/emiprical epistemology</text:p>
              <text:list>
                <text:list-item>
                  <text:p text:style-name="P4">deductive logical based on observation using our senses</text:p>
                </text:list-item>
              </text:list>
            </text:list-item>
            <text:list-item>
              <text:p text:style-name="P4">Idealism ontology with hermeneutics (interpretive) epistemology</text:p>
              <text:list>
                <text:list-item>
                  <text:p text:style-name="P4">Higher calling, reality exists as the agreement between minds, </text:p>
                </text:list-item>
              </text:list>
            </text:list-item>
            <text:list-item>
              <text:p text:style-name="P4">Realism ontology with structuralist epistemology</text:p>
              <text:list>
                <text:list-item>
                  <text:p text:style-name="P4">The world exists without our direct observation, but some components are not obvious or easy to observe (e.g. societal structures, capitalism, etc.)</text:p>
                </text:list-item>
              </text:list>
            </text:list-item>
          </text:list>
        </text:list-item>
        <text:list-item>
          <text:p text:style-name="P4">Critical GIS impact on GIS</text:p>
          <text:list>
            <text:list-item>
              <text:p text:style-name="P4">Success? The depends entirely on how one measures success. The appearance of the gap schism of the 1960/70s between critical geographers and GIS appear to be narrowing through each side better understanding the other, disassociating the default notion that GIS is quantitative only. Most geographers don't identify completely to either pole these days</text:p>
            </text:list-item>
            <text:list-item>
              <text:p text:style-name="P4">What can positivists learn from postructuralist and realists?</text:p>
              <text:list>
                <text:list-item>
                  <text:p text:style-name="P4"><text:soft-page-break/>Skepticism in an structural explanation, emphasis on self-relfection of ones own works. Realizing the origin, methods, contents and presentation of the research are all impacted by the individual researcher, the research needs to acknowledge their role, and what it mean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5T18:16:53</dc:date>
    <dc:creator>Alex Mandel</dc:creator>
    <meta:editing-duration>PT20H42M52S</meta:editing-duration>
    <meta:editing-cycles>22</meta:editing-cycles>
    <meta:generator>LibreOffice/3.3$Unix LibreOffice_project/330m19$Build-401</meta:generator>
    <meta:document-statistic meta:table-count="0" meta:image-count="0" meta:object-count="0" meta:page-count="2" meta:paragraph-count="19" meta:word-count="504" meta:character-count="3464"/>
    <meta:user-defined meta:name="Info 1"/>
    <meta:user-defined meta:name="Info 2"/>
    <meta:user-defined meta:name="Info 3"/>
    <meta:user-defined meta:name="Info 4"/>
    <meta:user-defined meta:name="ZOTERO_BREF_riehiPo4Yc99_1" meta:value-type="string">ZOTERO_ITEM {"citationID":"2b4h2450om","citationItems":[{"uri":["http://zotero.org/users/198390/items/3GJAA822"]}]}</meta:user-defined>
    <meta:user-defined meta:name="ZOTERO_PREF_1" meta:value-type="string">&lt;data data-version="3" zotero-version="2.1.10"&gt;&lt;session id="pvh98yoW"/&gt;&lt;style id="http://www.zotero.org/styles/annals-of-the-association-of-american-geographers" hasBibliography="1" bibliographyStyleHasBeenSet="0"/&gt;&lt;prefs&gt;&lt;pref name="fieldType" value="Boo</meta:user-defined>
    <meta:user-defined meta:name="ZOTERO_PREF_2" meta:value-type="string">kmark"/&gt;&lt;pref name="noteType" value="0"/&gt;&lt;/prefs&gt;&lt;/data&gt;</meta:user-defined>
  </office:meta>
</office:document-meta>
</file>